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2f8c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2f8c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2f8c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2f8c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2f8c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2f8c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2f8c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2f8c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2f8c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2f8c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2f8c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2f8c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2f8c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2f8c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2f8c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2f8c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2f8c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ndrea Paola Clemente Garcì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5/6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18820864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driàn Josè Clemente Alañ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540204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29.874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6" meta:non-whitespace-character-count="998"/>
    <meta:template xlink:type="simple" xlink:actuate="onRequest" xlink:title="Normal" xlink:href=""/>
  </office:meta>
</office:document-meta>
</file>